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30000009605659397.png" manifest:media-type="image/png"/>
  <manifest:file-entry manifest:full-path="Pictures/10000001000002110000019448EC332F.png" manifest:media-type="image/png"/>
  <manifest:file-entry manifest:full-path="Pictures/1000000100000275000001BEB288E827.png" manifest:media-type="image/png"/>
  <manifest:file-entry manifest:full-path="Pictures/100000010000029C0000017F00FDF7BA.png" manifest:media-type="image/png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0D2000000BA5D11EB64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552in" svg:height="4.6457in" draw:z-index="5"><draw:image xlink:href="Pictures/1000000100000275000001BEB288E8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7" text:anchor-type="char" svg:width="6.9252in" svg:height="3.9701in" draw:z-index="6"><draw:image xlink:href="Pictures/100000010000029C0000017F00FDF7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5.5102in" svg:height="4.2083in" draw:z-index="7"><draw:image xlink:href="Pictures/10000001000002110000019448EC332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3.8646in" svg:height="1.5626in" draw:z-index="8"><draw:image xlink:href="Pictures/100000010000017300000096056593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width="2.1874in" svg:height="1.9374in" draw:z-index="9"><draw:image xlink:href="Pictures/10000001000000D2000000BA5D11EB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20:10:59.845869132</dc:date>
    <meta:editing-duration>PT6H20M5S</meta:editing-duration>
    <meta:editing-cycles>10</meta:editing-cycles>
    <meta:generator>LibreOffice/25.2.3.2$Linux_X86_64 LibreOffice_project/520$Build-2</meta:generator>
    <meta:document-statistic meta:table-count="0" meta:image-count="10" meta:object-count="0" meta:page-count="7" meta:paragraph-count="0" meta:word-count="0" meta:character-count="0" meta:non-whitespace-character-count="0"/>
  </office:meta>
</office:document-meta>
</file>